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ONETARY GIFT BY THE CORINTHIANS (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ONETARY GIFT BY THE CORINTHIANS (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view (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view (9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's confidence in the church at Corinth (9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's charge to the church at Corinth (9:3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ONETARY GIFT BY THE CORINTHIANS (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view (9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minder (9:6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reminder (9:6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principle (9:6, 8-9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principle (9:6, 8-9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o sow little is to reap little (9:6a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o sow much is to reap much (9:6b, 8-9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reminder (9:6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rinciple (9:6, 8-9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articipant (9: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MONETARY GIFT BY THE CORINTHIANS (9:1-14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view (9:1-5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minder (9:6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wards (9:10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wards (9:10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giver will be blessed by the Lord (9:10, 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giver will be blessed by the recipient (9:11-12, 1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MONETARY GIFT BY THE CORINTHIANS (9:1-14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review (9:1-5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minder (9:6-9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wards (9:10-1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ORINTHIANS 9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MONETARY GIFT BY THE CORINTHIANS (9:1-14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MAGNIFICENT GIFT BY THE FATHER (9:1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9 </dc:title>
    <meta:initial-creator>David STRICKLAND</meta:initial-creator>
    <dc:creator>David STRICKLAND</dc:creator>
    <meta:creation-date>2020-02-22T17:28:38Z</meta:creation-date>
    <dc:date>2020-02-22T17:28:39Z</dc:date>
    <meta:template xlink:href="BibleStudy" xlink:type="simple"/>
    <meta:editing-cycles>1</meta:editing-cycles>
    <meta:editing-duration>PT0S</meta:editing-duration>
    <meta:document-statistic meta:paragraph-count="32" meta:word-count="251"/>
  </office:meta>
</office:document-meta>
</file>